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tyle="normal" officeooo:rsid="0009c4de" officeooo:paragraph-rsid="0009c4de" style:font-style-asian="normal" style:font-style-complex="normal"/>
    </style:style>
    <style:style style:name="P2" style:family="paragraph" style:parent-style-name="Text_20_body">
      <style:text-properties officeooo:rsid="000dabac" officeooo:paragraph-rsid="000dabac"/>
    </style:style>
    <style:style style:name="P3" style:family="paragraph" style:parent-style-name="Text_20_body" style:list-style-name="L1">
      <style:text-properties officeooo:paragraph-rsid="000dabac"/>
    </style:style>
    <style:style style:name="P4" style:family="paragraph" style:parent-style-name="Text_20_body">
      <style:text-properties officeooo:rsid="000f2056" officeooo:paragraph-rsid="000f2056"/>
    </style:style>
    <style:style style:name="P5" style:family="paragraph" style:parent-style-name="Text_20_body" style:list-style-name="L1">
      <style:text-properties officeooo:rsid="000f2056" officeooo:paragraph-rsid="000f2056"/>
    </style:style>
    <style:style style:name="P6" style:family="paragraph" style:parent-style-name="Text_20_body">
      <style:text-properties officeooo:rsid="0015a9eb" officeooo:paragraph-rsid="0015a9eb"/>
    </style:style>
    <style:style style:name="P7" style:family="paragraph" style:parent-style-name="Text_20_body">
      <style:text-properties officeooo:paragraph-rsid="002e5dec"/>
    </style:style>
    <style:style style:name="P8" style:family="paragraph" style:parent-style-name="Text_20_body" style:list-style-name="L2">
      <style:text-properties officeooo:rsid="00308f27" officeooo:paragraph-rsid="00308f27"/>
    </style:style>
    <style:style style:name="P9" style:family="paragraph" style:parent-style-name="Text_20_body" style:list-style-name="L2">
      <style:text-properties officeooo:rsid="00327b6a" officeooo:paragraph-rsid="00327b6a"/>
    </style:style>
    <style:style style:name="P10" style:family="paragraph" style:parent-style-name="Text_20_body" style:list-style-name="L2">
      <style:text-properties officeooo:rsid="0032cf5c" officeooo:paragraph-rsid="0032cf5c"/>
    </style:style>
    <style:style style:name="P11" style:family="paragraph" style:parent-style-name="Text_20_body">
      <style:text-properties officeooo:rsid="0032cf5c" officeooo:paragraph-rsid="0032cf5c"/>
    </style:style>
    <style:style style:name="P12" style:family="paragraph" style:parent-style-name="Text_20_body">
      <style:text-properties officeooo:rsid="00380d81" officeooo:paragraph-rsid="00380d81"/>
    </style:style>
    <style:style style:name="P13" style:family="paragraph" style:parent-style-name="Heading_20_2">
      <style:text-properties officeooo:rsid="002c67d1" officeooo:paragraph-rsid="002c67d1"/>
    </style:style>
    <style:style style:name="P14" style:family="paragraph" style:parent-style-name="Heading_20_2">
      <style:text-properties officeooo:rsid="002e5dec" officeooo:paragraph-rsid="002e5dec"/>
    </style:style>
    <style:style style:name="P15" style:family="paragraph" style:parent-style-name="Heading_20_1">
      <style:text-properties style:font-name="Times New Roman" officeooo:rsid="000cbd0a" officeooo:paragraph-rsid="000cbd0a"/>
    </style:style>
    <style:style style:name="P16" style:family="paragraph" style:parent-style-name="Title">
      <style:text-properties style:font-name="Times New Roman" officeooo:rsid="0009c4de" officeooo:paragraph-rsid="0009c4de"/>
    </style:style>
    <style:style style:name="P17" style:family="paragraph" style:parent-style-name="Subtitle">
      <style:paragraph-properties fo:text-align="end" style:justify-single-word="false"/>
      <style:text-properties style:font-name="Times New Roman" fo:font-style="italic" officeooo:rsid="0009c4de" officeooo:paragraph-rsid="0009c4de" style:font-style-asian="italic" style:font-style-complex="italic"/>
    </style:style>
    <style:style style:name="T1" style:family="text">
      <style:text-properties officeooo:rsid="000ab2b3"/>
    </style:style>
    <style:style style:name="T2" style:family="text">
      <style:text-properties style:font-name="Times New Roman"/>
    </style:style>
    <style:style style:name="T3" style:family="text">
      <style:text-properties style:font-name="Times New Roman" officeooo:rsid="000cbd0a"/>
    </style:style>
    <style:style style:name="T4" style:family="text">
      <style:text-properties style:font-name="Times New Roman" officeooo:rsid="000dabac"/>
    </style:style>
    <style:style style:name="T5" style:family="text">
      <style:text-properties style:font-name="Times New Roman" officeooo:rsid="0010fb32"/>
    </style:style>
    <style:style style:name="T6" style:family="text">
      <style:text-properties style:font-name="Times New Roman" officeooo:rsid="00110af8"/>
    </style:style>
    <style:style style:name="T7" style:family="text">
      <style:text-properties style:font-name="Times New Roman" officeooo:rsid="0011f40d"/>
    </style:style>
    <style:style style:name="T8" style:family="text">
      <style:text-properties style:font-name="Times New Roman" officeooo:rsid="00166e16"/>
    </style:style>
    <style:style style:name="T9" style:family="text">
      <style:text-properties style:font-name="Times New Roman" officeooo:rsid="00199351"/>
    </style:style>
    <style:style style:name="T10" style:family="text">
      <style:text-properties style:font-name="Times New Roman" officeooo:rsid="001a9b71"/>
    </style:style>
    <style:style style:name="T11" style:family="text">
      <style:text-properties style:font-name="Times New Roman" officeooo:rsid="001c3562"/>
    </style:style>
    <style:style style:name="T12" style:family="text">
      <style:text-properties style:font-name="Times New Roman" officeooo:rsid="001dc772"/>
    </style:style>
    <style:style style:name="T13" style:family="text">
      <style:text-properties style:font-name="Times New Roman" officeooo:rsid="001e0fad"/>
    </style:style>
    <style:style style:name="T14" style:family="text">
      <style:text-properties style:font-name="Times New Roman" officeooo:rsid="002073a0"/>
    </style:style>
    <style:style style:name="T15" style:family="text">
      <style:text-properties style:font-name="Times New Roman" officeooo:rsid="00226a69"/>
    </style:style>
    <style:style style:name="T16" style:family="text">
      <style:text-properties style:font-name="Times New Roman" officeooo:rsid="00246797"/>
    </style:style>
    <style:style style:name="T17" style:family="text">
      <style:text-properties style:font-name="Times New Roman" officeooo:rsid="0025eb17"/>
    </style:style>
    <style:style style:name="T18" style:family="text">
      <style:text-properties style:font-name="Times New Roman" officeooo:rsid="0026af8a"/>
    </style:style>
    <style:style style:name="T19" style:family="text">
      <style:text-properties style:font-name="Times New Roman" officeooo:rsid="00283eda"/>
    </style:style>
    <style:style style:name="T20" style:family="text">
      <style:text-properties style:font-name="Times New Roman" officeooo:rsid="00295f2b"/>
    </style:style>
    <style:style style:name="T21" style:family="text">
      <style:text-properties style:font-name="Times New Roman" officeooo:rsid="002b4b16"/>
    </style:style>
    <style:style style:name="T22" style:family="text">
      <style:text-properties style:font-name="Times New Roman" officeooo:rsid="002b7889"/>
    </style:style>
    <style:style style:name="T23" style:family="text">
      <style:text-properties style:font-name="Times New Roman" officeooo:rsid="002e8a4c"/>
    </style:style>
    <style:style style:name="T24" style:family="text">
      <style:text-properties style:font-name="Times New Roman" officeooo:rsid="0039008e"/>
    </style:style>
    <style:style style:name="T25" style:family="text">
      <style:text-properties style:font-name="Times New Roman" officeooo:rsid="003932b5"/>
    </style:style>
    <style:style style:name="T26" style:family="text">
      <style:text-properties style:font-name="Times New Roman" officeooo:rsid="003aebe6"/>
    </style:style>
    <style:style style:name="T27" style:family="text">
      <style:text-properties style:font-name="Times New Roman" officeooo:rsid="003bd072"/>
    </style:style>
    <style:style style:name="T28" style:family="text">
      <style:text-properties style:font-name="Times New Roman" officeooo:rsid="003be501"/>
    </style:style>
    <style:style style:name="T29" style:family="text">
      <style:text-properties style:font-name="Times New Roman" officeooo:rsid="003ce7b3"/>
    </style:style>
    <style:style style:name="T30" style:family="text">
      <style:text-properties style:font-name="Times New Roman" officeooo:rsid="0043e223"/>
    </style:style>
    <style:style style:name="T31" style:family="text">
      <style:text-properties style:font-name="Times New Roman" officeooo:rsid="0044c6ca"/>
    </style:style>
    <style:style style:name="T32" style:family="text">
      <style:text-properties style:font-name="Times New Roman" officeooo:rsid="00458eb9"/>
    </style:style>
    <style:style style:name="T33" style:family="text">
      <style:text-properties style:font-name="Times New Roman" officeooo:rsid="0045ae93"/>
    </style:style>
    <style:style style:name="T34" style:family="text">
      <style:text-properties style:font-name="Times New Roman" officeooo:rsid="00478190"/>
    </style:style>
    <style:style style:name="T35" style:family="text">
      <style:text-properties style:font-name="Times New Roman" officeooo:rsid="0048d231"/>
    </style:style>
    <style:style style:name="T36" style:family="text">
      <style:text-properties style:font-name="Times New Roman" officeooo:rsid="004ad066"/>
    </style:style>
    <style:style style:name="T37" style:family="text">
      <style:text-properties style:font-name="Times New Roman" officeooo:rsid="004b458f"/>
    </style:style>
    <style:style style:name="T38" style:family="text">
      <style:text-properties style:font-name="Times New Roman" officeooo:rsid="004c840b"/>
    </style:style>
    <style:style style:name="T39" style:family="text">
      <style:text-properties style:font-name="Times New Roman" officeooo:rsid="004cd1fb"/>
    </style:style>
    <style:style style:name="T40" style:family="text">
      <style:text-properties style:font-name="Times New Roman" officeooo:rsid="004d4c25"/>
    </style:style>
    <style:style style:name="T41" style:family="text">
      <style:text-properties style:font-name="Times New Roman" officeooo:rsid="004dcb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oftware Engineering Learnning Plan</text:p>
      <text:p text:style-name="P17">2014-06-20 <text:span text:style-name="T1">version 0.1</text:span></text:p>
      <text:h text:style-name="P15" text:outline-level="1">Career path</text:h>
      <text:h text:style-name="P13" text:outline-level="2"><text:span text:style-name="T3">W</text:span><text:span text:style-name="T2">here to live, and what to do?</text:span></text:h>
      <text:p text:style-name="P2"><text:span text:style-name="T3"><text:s text:c="2"/>C</text:span><text:span text:style-name="T2">onsider</text:span><text:span text:style-name="T5">ing</text:span><text:span text:style-name="T2"> these factors: </text:span></text:p>
      <text:list xml:id="list5348899281227574223" text:style-name="L1">
        <text:list-item>
          <text:p text:style-name="P3"><text:span text:style-name="T7">personality &amp; </text:span><text:span text:style-name="T4">interest</text:span></text:p>
        </text:list-item>
        <text:list-item>
          <text:p text:style-name="P3"><text:span text:style-name="T4">enducational background</text:span></text:p>
        </text:list-item>
        <text:list-item>
          <text:p text:style-name="P3"><text:span text:style-name="T4">family background</text:span></text:p>
        </text:list-item>
        <text:list-item>
          <text:p text:style-name="P3"><text:span text:style-name="T4">age</text:span></text:p>
        </text:list-item>
        <text:list-item>
          <text:p text:style-name="P3"><text:span text:style-name="T4">finance status</text:span></text:p>
        </text:list-item>
        <text:list-item>
          <text:p text:style-name="P5"><text:span text:style-name="T4">s</text:span><text:span text:style-name="T2">ociety reality</text:span></text:p>
        </text:list-item>
      </text:list>
      <text:p text:style-name="P6"><text:span text:style-name="T8"><text:s text:c="2"/></text:span><text:span text:style-name="T9">I'm a person who thinks more than feels, I'm sociable </text:span><text:span text:style-name="T10">but I prefer free and independent. </text:span><text:span text:style-name="T11">I love beautiful things and simple rules, hate ambiguous or complexity. I'm patient instead of passionate, I love to observe rather than talk.</text:span></text:p>
      <text:p text:style-name="P6"><text:span text:style-name="T12"><text:s text:c="2"/></text:span><text:span text:style-name="T13">Software is something which is both complex which need a lot of patient and also simple which is consistent and reasonable. Thinking, patience, observation are good qualities to be a software engineer.</text:span><text:span text:style-name="T11"> </text:span><text:span text:style-name="T13">Choosing software engineering as my career may be a reasonable bet.</text:span></text:p>
      <text:p text:style-name="P6"><text:span text:style-name="T13"><text:s text:c="2"/></text:span><text:span text:style-name="T14">In current China, engineering has little space. The most important thing for a person to success in China is to master "relationships" and have "social skills", knowledge of nature science helps very little in one's success. </text:span><text:span text:style-name="T15">The government and the rich totally controlled the society and its wealth , resources and opportunities, I really has no chance to have a good life in China as an average engineer. To the opposit, Singapore provides more salary and fairness to a engineer and to everyone.</text:span></text:p>
      <text:p text:style-name="P6"><text:span text:style-name="T15"><text:s text:c="2"/>Consider</text:span><text:span text:style-name="T16">ing </text:span><text:span text:style-name="T15">I'm 27 now, </text:span><text:span text:style-name="T16">my family is poor(no "relationships" or "social resources"), neither do I have a strong enducational background. </text:span><text:span text:style-name="T18">T</text:span><text:span text:style-name="T16">he best choice is to stay in Singapore and work for another 2 years before considering other options. </text:span><text:span text:style-name="T17">By then I have 52K SGD and I'm nearly 30 years old. </text:span><text:span text:style-name="T19">Although that's only a little of money, it's much more than working in China. </text:span><text:span text:style-name="T21">What's more, the working culture in Singapore is also much simpler, I can focus on technical problems </text:span><text:span text:style-name="T22">and have a better work life balance</text:span><text:span text:style-name="T21">.</text:span></text:p>
      <text:p text:style-name="P6"><text:span text:style-name="T19"><text:s text:c="2"/></text:span><text:span text:style-name="T20">So, the conclusion is, I'll stay in Singapore and work as a software engineer in the next two years.</text:span></text:p>
      <text:h text:style-name="P14" text:outline-level="2"><text:span text:style-name="T20">T</text:span><text:span text:style-name="T2">echnical direction?</text:span></text:h>
      <text:p text:style-name="P7"><text:span text:style-name="T23"><text:s text:c="2"/>Consider these factors:</text:span></text:p>
      <text:list xml:id="list4073827206364511062" text:style-name="L2">
        <text:list-item>
          <text:p text:style-name="P8"><text:span text:style-name="T23">I</text:span><text:span text:style-name="T2">n long term, what's the right direction?</text:span></text:p>
        </text:list-item>
        <text:list-item>
          <text:p text:style-name="P9"><text:span text:style-name="T2">In short term, what skills can give me a better job?</text:span></text:p>
        </text:list-item>
        <text:list-item>
          <text:p text:style-name="P10"><text:span text:style-name="T2">How to trade off the long term direction and short term directions?</text:span></text:p>
        </text:list-item>
      </text:list>
      <text:p text:style-name="P12"><text:span text:style-name="T2"><text:s text:c="2"/>What is the long term benifit?</text:span></text:p>
      <text:p text:style-name="P12"><text:span text:style-name="T2"><text:s text:c="2"/>The long term benifit </text:span><text:span text:style-name="T29">means</text:span><text:span text:style-name="T2"> a</text:span><text:span text:style-name="T28">n</text:span><text:span text:style-name="T2"> investment </text:span><text:span text:style-name="T24">which is long last, and the gain will increase </text:span><text:span text:style-name="T28">with</text:span><text:span text:style-name="T24"> time. </text:span><text:span text:style-name="T25">To invest the time and effort to </text:span><text:span text:style-name="T26">the technologies that </text:span><text:span text:style-name="T27">are fundamental and persistent </text:span><text:span text:style-name="T28">is </text:span><text:span text:style-name="T29">the key </text:span><text:span text:style-name="T28">for the long term benifit. </text:span><text:span text:style-name="T29">So the right direction for long term is looking for the fundamental and persistent knowledge in software engineering industry and investing time and effort on it.</text:span></text:p>
      <text:p text:style-name="P12"><text:span text:style-name="T30"><text:s text:c="2"/>To learn something which is fundamental and open sourced </text:span><text:span text:style-name="T31">and platform neutral </text:span><text:span text:style-name="T30">is always the best choice </text:span><text:span text:style-name="T31">in long term. </text:span><text:span text:style-name="T32">Look back the past years, platform dependent technologies and "wrapper like" frameworks are dying instead of "gainning increases with time".</text:span></text:p>
      <text:p text:style-name="P12"><text:span text:style-name="T32"><text:s text:c="2"/>The platform dependent or closed-source technologies such as: Symbian, Microsoft WinForm, </text:span><text:soft-page-break/><text:span text:style-name="T32">Silverlight, </text:span><text:span text:style-name="T33">ASP.NET WinFrom, </text:span><text:span text:style-name="T32">WPF, WCF, Windows Phone are struggling on for existence or are already dead. </text:span><text:span text:style-name="T33">The WinForm, WPF, ASP.NET WinForm are "wrapper like" frameworks, they don't provide any advanced technologies or knowledge, they just "wrap" the details(usually dated) for easy use only. </text:span><text:span text:style-name="T34">On the one hand, such technologies are easily be beaten once a new and advanced technology comes out, on the other hand, people are likely to discard such technologies which make it more solw to develop. Things like Silverlight and WCF now looks like jokes because they headed to the wrong direction at the very beginning. </text:span><text:span text:style-name="T35">Silverlight is a Rich Internet Application framework, to use it, you must download a framework and different versions of the framework has campatible problems, platform dependent</text:span><text:span text:style-name="T36">(mobile OS not supported)</text:span><text:span text:style-name="T35">, closed-source. Nowadays, nobody uses RIA, because the </text:span><text:span text:style-name="T37">trend is lightweighted HTML5, Javascript and Web API. </text:span><text:span text:style-name="T38">If you invest time in RIA, you just waste your life </text:span><text:span text:style-name="T39">because you don't see the future. </text:span><text:span text:style-name="T40">WCF is also a joke because it uses XML instead of JSON and HTML as the media of communication. </text:span><text:span text:style-name="T41">If you know RESTful Web API, you won't spend any time on WCF at all.</text:span></text:p>
      <text:p text:style-name="P11"><text:span text:style-name="T2"/></text:p>
      <text:p text:style-name="P4"><text:span text:style-name="T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0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7M47S</meta:editing-duration>
    <meta:editing-cycles>63</meta:editing-cycles>
    <meta:generator>LibreOffice/4.2.4.2$Windows_x86 LibreOffice_project/63150712c6d317d27ce2db16eb94c2f3d7b699f8</meta:generator>
    <dc:date>2014-06-20T15:37:15.438000000</dc:date>
    <meta:document-statistic meta:table-count="0" meta:image-count="0" meta:object-count="0" meta:page-count="2" meta:paragraph-count="25" meta:word-count="664" meta:character-count="4009" meta:non-whitespace-character-count="3356"/>
    <meta:user-defined meta:name="Info 1"/>
    <meta:user-defined meta:name="Info 2"/>
    <meta:user-defined meta:name="Info 3"/>
    <meta:user-defined meta:name="Info 4"/>
  </office:meta>
</office:document-meta>
</file>